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3.7cm"/>
    </style:style>
    <style:style style:name="gr2" style:family="graphic" style:parent-style-name="standard">
      <style:graphic-properties svg:stroke-color="#009900" draw:fill-color="#00cc00" draw:textarea-horizontal-align="justify" draw:textarea-vertical-align="middle" draw:auto-grow-height="false" fo:min-height="1.85cm" fo:min-width="3.7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standard">
      <style:graphic-properties draw:textarea-horizontal-align="justify" draw:textarea-vertical-align="middle" draw:auto-grow-height="false" fo:min-height="1.024cm" fo:min-width="2.33cm"/>
    </style:style>
    <style:style style:name="gr6" style:family="graphic" style:parent-style-name="standard">
      <style:graphic-properties svg:stroke-color="#009900" draw:fill-color="#00cc00" draw:textarea-horizontal-align="justify" draw:textarea-vertical-align="middle" draw:auto-grow-height="false" fo:min-height="1.024cm" fo:min-width="2.33cm"/>
    </style:style>
    <style:style style:name="gr7" style:family="graphic" style:parent-style-name="standard">
      <style:graphic-properties draw:stroke="none" svg:stroke-color="#000000" draw:fill="none" draw:fill-color="#ffffff" fo:min-height="1.723cm"/>
    </style:style>
    <style:style style:name="gr8" style:family="graphic" style:parent-style-name="standard">
      <style:graphic-properties svg:stroke-width="0.035cm" svg:stroke-color="#000000" draw:marker-start="" draw:marker-start-width="0.252cm" draw:marker-end="Arrow" draw:marker-end-width="0.252cm" draw:fill-color="#000000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="Arrow" draw:marker-end-width="0.252cm" draw:fill-color="#000000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00cc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4" draw:id="id14" draw:layer="layout" svg:width="4.2cm" svg:height="2.1cm" svg:x="3.7cm" svg:y="4.3cm">
          <text:p text:style-name="P1">Response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2cm" svg:height="2.1cm" svg:x="11.3cm" svg:y="4.3cm">
          <text:p text:style-name="P1">Request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9cm" svg:y1="4.3cm" svg:x2="11.3cm" svg:y2="4.3cm">
          <text:p/>
        </draw:line>
        <draw:line draw:style-name="gr3" draw:text-style-name="P3" draw:layer="layout" svg:x1="7.9cm" svg:y1="6.4cm" svg:x2="11.3cm" svg:y2="6.4cm">
          <text:p/>
        </draw:line>
        <draw:frame draw:style-name="gr4" draw:text-style-name="P4" draw:layer="layout" svg:width="3.4cm" svg:height="0.962cm" svg:x="7.9cm" svg:y="4.9cm">
          <draw:text-box>
            <text:p text:style-name="P1">Client</text:p>
          </draw:text-box>
        </draw:frame>
        <draw:custom-shape draw:style-name="gr5" draw:text-style-name="P1" draw:layer="layout" svg:width="4cm" svg:height="1.8cm" svg:x="3.8cm" svg:y="7.2cm">
          <text:p text:style-name="P1">HTT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2cm" svg:height="2.1cm" svg:x="3.7cm" svg:y="9.9cm">
          <text:p text:style-name="P1">Adapt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cm" svg:height="2.1cm" svg:x="11.3cm" svg:y="9.9cm">
          <text:p text:style-name="P1">Adapter</text:p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4cm" svg:height="1.8cm" svg:x="3.801cm" svg:y="12.901cm">
          <text:p text:style-name="P1">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" draw:id="id4" draw:layer="layout" svg:width="4cm" svg:height="1.8cm" svg:x="11.401cm" svg:y="12.901cm">
          <text:p text:style-name="P1">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3" draw:id="id13" draw:layer="layout" svg:width="4cm" svg:height="1.8cm" svg:x="3.801cm" svg:y="7.201cm">
          <text:p text:style-name="P1">HTT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" draw:id="id2" draw:layer="layout" svg:width="4cm" svg:height="1.8cm" svg:x="11.401cm" svg:y="7.201cm">
          <text:p text:style-name="P1">HTT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4.2cm" svg:height="2.1cm" svg:x="3.7cm" svg:y="15.6cm">
          <text:p text:style-name="P1">Middleware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4.2cm" svg:height="2.1cm" svg:x="11.3cm" svg:y="15.6cm">
          <text:p text:style-name="P1">Middleware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4.2cm" svg:height="2.1cm" svg:x="3.7cm" svg:y="9.9cm">
          <text:p text:style-name="P1">Adapter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2cm" svg:height="2.1cm" svg:x="11.3cm" svg:y="9.9cm">
          <text:p text:style-name="P1">Adapter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4cm" svg:height="1.8cm" svg:x="3.802cm" svg:y="18.502cm">
          <text:p text:style-name="P1">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6" draw:id="id6" draw:layer="layout" svg:width="4cm" svg:height="1.8cm" svg:x="11.402cm" svg:y="18.502cm">
          <text:p text:style-name="P1">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4.2cm" svg:height="2.1cm" svg:x="3.7cm" svg:y="21.1cm">
          <text:p text:style-name="P1">Response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4.2cm" svg:height="2.1cm" svg:x="11.3cm" svg:y="21.1cm">
          <text:p text:style-name="P1">Request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9cm" svg:y1="21.1cm" svg:x2="11.3cm" svg:y2="21.1cm">
          <text:p/>
        </draw:line>
        <draw:line draw:style-name="gr3" draw:text-style-name="P3" draw:layer="layout" svg:x1="7.9cm" svg:y1="23.2cm" svg:x2="11.3cm" svg:y2="23.2cm">
          <text:p/>
        </draw:line>
        <draw:frame draw:style-name="gr7" draw:text-style-name="P4" draw:layer="layout" svg:width="3.4cm" svg:height="1.973cm" svg:x="7.9cm" svg:y="21.3cm">
          <draw:text-box>
            <text:p text:style-name="P1">Handler (Server)</text:p>
          </draw:text-box>
        </draw:frame>
        <draw:connector draw:style-name="gr8" draw:text-style-name="P5" draw:layer="layout" svg:x1="13.4cm" svg:y1="6.4cm" svg:x2="13.401cm" svg:y2="7.201cm" draw:start-shape="id1" draw:start-glue-point="2" draw:end-shape="id2" draw:end-glue-point="4" svg:d="M13400 6400v401h1v400" svg:viewBox="0 0 2 802">
          <text:p/>
        </draw:connector>
        <draw:connector draw:style-name="gr9" draw:text-style-name="P5" draw:layer="layout" svg:x1="13.401cm" svg:y1="9.001cm" svg:x2="13.4cm" svg:y2="9.9cm" draw:start-shape="id2" draw:start-glue-point="8" draw:end-shape="id3" draw:end-glue-point="0" svg:d="M13401 9001v450h-1v449" svg:viewBox="0 0 2 900">
          <text:p/>
        </draw:connector>
        <draw:connector draw:style-name="gr9" draw:text-style-name="P5" draw:layer="layout" svg:x1="13.4cm" svg:y1="12cm" svg:x2="13.401cm" svg:y2="12.901cm" draw:start-shape="id3" draw:start-glue-point="2" draw:end-shape="id4" draw:end-glue-point="4" svg:d="M13400 12000v451h1v450" svg:viewBox="0 0 2 902">
          <text:p/>
        </draw:connector>
        <draw:connector draw:style-name="gr9" draw:text-style-name="P5" draw:layer="layout" svg:x1="13.401cm" svg:y1="14.701cm" svg:x2="13.4cm" svg:y2="15.6cm" draw:start-shape="id4" draw:start-glue-point="8" draw:end-shape="id5" draw:end-glue-point="0" svg:d="M13401 14701v450h-1v449" svg:viewBox="0 0 2 900">
          <text:p/>
        </draw:connector>
        <draw:connector draw:style-name="gr9" draw:text-style-name="P5" draw:layer="layout" svg:x1="13.4cm" svg:y1="17.7cm" svg:x2="13.402cm" svg:y2="18.502cm" draw:start-shape="id5" draw:start-glue-point="2" draw:end-shape="id6" draw:end-glue-point="4" svg:d="M13400 17700v401h2v401" svg:viewBox="0 0 3 803">
          <text:p/>
        </draw:connector>
        <draw:connector draw:style-name="gr9" draw:text-style-name="P5" draw:layer="layout" svg:x1="13.402cm" svg:y1="20.302cm" svg:x2="13.4cm" svg:y2="21.1cm" draw:start-shape="id6" draw:start-glue-point="8" draw:end-shape="id7" draw:end-glue-point="0" svg:d="M13402 20302v400h-2v398" svg:viewBox="0 0 3 799">
          <text:p/>
        </draw:connector>
        <draw:connector draw:style-name="gr9" draw:text-style-name="P5" draw:layer="layout" svg:x1="5.8cm" svg:y1="21.1cm" svg:x2="5.802cm" svg:y2="20.302cm" draw:start-shape="id8" draw:start-glue-point="0" draw:end-shape="id9" draw:end-glue-point="8" svg:d="M5800 21100v-398h2v-400" svg:viewBox="0 0 3 799">
          <text:p/>
        </draw:connector>
        <draw:connector draw:style-name="gr9" draw:text-style-name="P5" draw:layer="layout" svg:x1="5.802cm" svg:y1="18.502cm" svg:x2="5.8cm" svg:y2="17.7cm" draw:start-shape="id9" draw:start-glue-point="4" draw:end-shape="id10" draw:end-glue-point="2" svg:d="M5802 18502v-401h-2v-401" svg:viewBox="0 0 3 803">
          <text:p/>
        </draw:connector>
        <draw:connector draw:style-name="gr9" draw:text-style-name="P5" draw:layer="layout" svg:x1="5.8cm" svg:y1="15.6cm" svg:x2="5.801cm" svg:y2="14.701cm" draw:start-shape="id10" draw:start-glue-point="0" draw:end-shape="id11" draw:end-glue-point="8" svg:d="M5800 15600v-449h1v-450" svg:viewBox="0 0 2 900">
          <text:p/>
        </draw:connector>
        <draw:connector draw:style-name="gr9" draw:text-style-name="P5" draw:layer="layout" svg:x1="5.801cm" svg:y1="12.901cm" svg:x2="5.8cm" svg:y2="12cm" draw:start-shape="id11" draw:start-glue-point="4" draw:end-shape="id12" draw:end-glue-point="2" svg:d="M5801 12901v-450h-1v-451" svg:viewBox="0 0 2 902">
          <text:p/>
        </draw:connector>
        <draw:connector draw:style-name="gr9" draw:text-style-name="P5" draw:layer="layout" svg:x1="5.8cm" svg:y1="9.9cm" svg:x2="5.801cm" svg:y2="9.001cm" draw:start-shape="id12" draw:start-glue-point="0" draw:end-shape="id13" draw:end-glue-point="8" svg:d="M5800 9900v-449h1v-450" svg:viewBox="0 0 2 900">
          <text:p/>
        </draw:connector>
        <draw:connector draw:style-name="gr9" draw:text-style-name="P5" draw:layer="layout" svg:x1="5.801cm" svg:y1="7.201cm" svg:x2="5.8cm" svg:y2="6.4cm" draw:start-shape="id13" draw:start-glue-point="4" draw:end-shape="id14" draw:end-glue-point="2" svg:d="M5801 7201v-400h-1v-401" svg:viewBox="0 0 2 8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0T14:56:00.330000000</meta:creation-date>
    <dc:date>2016-02-20T15:06:37.016000000</dc:date>
    <meta:editing-duration>PT10M37S</meta:editing-duration>
    <meta:editing-cycles>1</meta:editing-cycles>
    <meta:document-statistic meta:object-count="35"/>
    <meta:generator>LibreOffice/5.0.5.2$Windows_x86 LibreOffice_project/55b006a02d247b5f7215fc6ea0fde844b30035b3</meta:generator>
  </office:meta>
</office:document-meta>
</file>